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6" style:family="graphic" style:parent-style-name="objectwithoutfill">
      <style:graphic-properties draw:stroke="dash" draw:stroke-dash="Fine_20_Dashed"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3.043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059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075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091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043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059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075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091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043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059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075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091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043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4.059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07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091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25cm" svg:height="0.962cm" svg:x="2.118cm" svg:y="9.164cm">
          <draw:text-box>
            <text:p>A</text:p>
          </draw:text-box>
        </draw:frame>
        <draw:custom-shape draw:style-name="gr3" draw:text-style-name="P3" draw:layer="layout" svg:width="0.254cm" svg:height="0.254cm" svg:x="2.916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6.98cm" svg:y="5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7.019cm" svg:y="4.964cm">
          <draw:text-box>
            <text:p>B</text:p>
          </draw:text-box>
        </draw:frame>
        <draw:custom-shape draw:style-name="gr3" draw:text-style-name="P3" draw:layer="layout" svg:width="0.254cm" svg:height="0.254cm" svg:x="4.94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016cm" svg:height="1.016cm" svg:x="10.90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954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954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954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954cm" svg:y="8.6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25cm" svg:height="0.962cm" svg:x="10.053cm" svg:y="9.164cm">
          <draw:text-box>
            <text:p>A</text:p>
          </draw:text-box>
        </draw:frame>
        <draw:custom-shape draw:style-name="gr3" draw:text-style-name="P3" draw:layer="layout" svg:width="0.254cm" svg:height="0.254cm" svg:x="10.779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254cm" svg:height="0.254cm" svg:x="14.843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25cm" svg:height="0.962cm" svg:x="14.754cm" svg:y="4.764cm">
          <draw:text-box>
            <text:p>B</text:p>
          </draw:text-box>
        </draw:frame>
        <draw:custom-shape draw:style-name="gr1" draw:text-style-name="P1" draw:layer="layout" svg:width="1.016cm" svg:height="1.016cm" svg:x="10.906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954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2.93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2.5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1.922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906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4.97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4.97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4.97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4.97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4.97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5.986cm" svg:y="5.5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5.986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5.986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5.986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7.002cm" svg:y="6.5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7.002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7.002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8.018cm" svg:y="7.6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8.018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9.034cm" svg:y="8.6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143cm" svg:height="1.397cm" svg:x="12.441cm" svg:y="1.508cm">
          <draw:text-box>
            <text:p>...</text:p>
          </draw:text-box>
        </draw:frame>
        <draw:frame draw:style-name="gr4" draw:text-style-name="P2" draw:layer="layout" svg:width="1.143cm" svg:height="1.397cm" svg:x="14.142cm" svg:y="3.109cm">
          <draw:text-box>
            <text:p>...</text:p>
          </draw:text-box>
        </draw:frame>
        <draw:frame draw:style-name="gr4" draw:text-style-name="P2" draw:layer="layout" svg:width="1.143cm" svg:height="1.397cm" svg:x="17.442cm" svg:y="5.009cm">
          <draw:text-box>
            <text:p>...</text:p>
          </draw:text-box>
        </draw:frame>
        <draw:frame draw:style-name="gr4" draw:text-style-name="P2" draw:layer="layout" svg:width="1.143cm" svg:height="1.397cm" svg:x="18.743cm" svg:y="6.41cm">
          <draw:text-box>
            <text:p>...</text:p>
          </draw:text-box>
        </draw:frame>
        <draw:frame draw:style-name="gr5" draw:text-style-name="P2" draw:layer="layout" svg:width="0.997cm" svg:height="0.962cm" svg:x="4.92cm" svg:y="6.864cm">
          <draw:text-box>
            <text:p>O</text:p>
          </draw:text-box>
        </draw:frame>
        <draw:line draw:style-name="gr6" draw:text-style-name="P4" draw:layer="layout" svg:x1="3.032cm" svg:y1="9.636cm" svg:x2="7.096cm" svg:y2="5.572cm">
          <text:p/>
        </draw:line>
        <draw:line draw:style-name="gr6" draw:text-style-name="P4" draw:layer="layout" svg:x1="10.906cm" svg:y1="9.636cm" svg:x2="14.97cm" svg:y2="5.57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1-17T17:06:00.790000000</meta:creation-date>
    <dc:date>2022-01-17T17:40:54.793000000</dc:date>
    <meta:editing-duration>PT19M</meta:editing-duration>
    <meta:editing-cycles>2</meta:editing-cycles>
    <meta:generator>LibreOffice/6.3.2.2$Windows_X86_64 LibreOffice_project/98b30e735bda24bc04ab42594c85f7fd8be07b9c</meta:generator>
    <meta:document-statistic meta:object-count="73"/>
  </office:meta>
</office:document-meta>
</file>